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c7c8" officeooo:paragraph-rsid="0004c7c8" style:font-weight-asian="bold" style:font-weight-complex="bold"/>
    </style:style>
    <style:style style:name="P2" style:family="paragraph" style:parent-style-name="Standard">
      <style:text-properties fo:font-weight="normal" officeooo:rsid="0004c7c8" officeooo:paragraph-rsid="0004c7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-Project 4: Interactive Programming</text:p>
      <text:p text:style-name="P2">Ian Paul and Taylor Sheneman</text:p>
      <text:p text:style-name="P1"/>
      <text:p text:style-name="P1">Project Overview</text:p>
      <text:p text:style-name="P2">Our goal for this project was to create an atmospheric, randomly-generated exploration game using PyGame. There is no objective, just a surreal, aimless dreamworld to wander around in. You wake up into the dream in your room; upon venturing out, the room is lost, replaced by the endless dreamscape. The only escape is to wake up, back in your room, only to try again...for a time.</text:p>
      <text:p text:style-name="P2"/>
      <text:p text:style-name="P1">Results</text:p>
      <text:p text:style-name="P2">We did a lot of interesting stuff in this project. Wall mapping and collisions, spriting and character animation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03:19:09.240117999</meta:creation-date>
    <dc:date>2016-03-10T03:36:34.628638293</dc:date>
    <meta:editing-duration>PT2M15S</meta:editing-duration>
    <meta:editing-cycles>1</meta:editing-cycles>
    <meta:document-statistic meta:table-count="0" meta:image-count="0" meta:object-count="0" meta:page-count="1" meta:paragraph-count="6" meta:word-count="96" meta:character-count="586" meta:non-whitespace-character-count="495"/>
    <meta:generator>LibreOffice/4.2.8.2$Linux_X86_64 LibreOffice_project/420m0$Build-2</meta:generator>
  </office:meta>
</office:document-meta>
</file>